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272in"/>
    </style:style>
    <style:style style:name="co6" style:family="table-column">
      <style:table-column-properties fo:break-before="auto" style:column-width="0.9571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5819in"/>
    </style:style>
    <style:style style:name="co10" style:family="table-column">
      <style:table-column-properties fo:break-before="auto" style:column-width="1.3681in"/>
    </style:style>
    <style:style style:name="co11" style:family="table-column">
      <style:table-column-properties fo:break-before="auto" style:column-width="1.2244in"/>
    </style:style>
    <style:style style:name="co12" style:family="table-column">
      <style:table-column-properties fo:break-before="auto" style:column-width="1.4299in"/>
    </style:style>
    <style:style style:name="co13" style:family="table-column">
      <style:table-column-properties fo:break-before="auto" style:column-width="0.878in"/>
    </style:style>
    <style:style style:name="co14" style:family="table-column">
      <style:table-column-properties fo:break-before="auto" style:column-width="0.9161in"/>
    </style:style>
    <style:style style:name="co15" style:family="table-column">
      <style:table-column-properties fo:break-before="auto" style:column-width="0.8972in"/>
    </style:style>
    <style:style style:name="co16" style:family="table-column">
      <style:table-column-properties fo:break-before="auto" style:column-width="1.348in"/>
    </style:style>
    <style:style style:name="co17" style:family="table-column">
      <style:table-column-properties fo:break-before="auto" style:column-width="1.3583in"/>
    </style:style>
    <style:style style:name="co18" style:family="table-column">
      <style:table-column-properties fo:break-before="auto" style:column-width="1.9425in"/>
    </style:style>
    <style:style style:name="co20" style:family="table-column">
      <style:table-column-properties fo:break-before="auto" style:column-width="1.245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4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8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5" style:family="table-cell" style:parent-style-name="Default" style:data-style-name="N12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48:RESULTS.A59 RESULTS.B48:RESULTS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48:RESULTS.A59 RESULTS.C48:RESULTS.C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ce31"/>
        <table:table-column table:style-name="co14" table:default-cell-style-name="Default"/>
        <table:table-column table:style-name="co7" table:default-cell-style-name="Default"/>
        <table:table-column table:style-name="co13" table:default-cell-style-name="ce31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ce31"/>
        <table:table-column table:style-name="co20" table:default-cell-style-name="ce31"/>
        <table:table-column table:style-name="co19" table:number-columns-repeated="39" table:default-cell-style-name="Default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18" office:value-type="string" calcext:value-type="string" table:number-columns-spanned="22" table:number-rows-spanned="1">
            <text:p>Relative improvement over the best result of heuristics averaged over 22 instances</text:p>
          </table:table-cell>
          <table:covered-table-cell table:number-columns-repeated="2" table:style-name="ce18"/>
          <table:covered-table-cell table:style-name="ce119"/>
          <table:covered-table-cell table:number-columns-repeated="5" table:style-name="ce18"/>
          <table:covered-table-cell table:style-name="ce119"/>
          <table:covered-table-cell table:number-columns-repeated="2" table:style-name="ce18"/>
          <table:covered-table-cell table:style-name="ce119"/>
          <table:covered-table-cell table:number-columns-repeated="7" table:style-name="ce18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3">
          <table:covered-table-cell table:number-columns-repeated="2" table:style-name="ce2"/>
          <table:table-cell table:style-name="ce2"/>
          <table:table-cell table:style-name="ce19" office:value-type="string" calcext:value-type="string">
            <text:p>att48</text:p>
          </table:table-cell>
          <table:table-cell table:style-name="ce19" office:value-type="string" calcext:value-type="string">
            <text:p>bayg29</text:p>
          </table:table-cell>
          <table:table-cell table:style-name="ce19" office:value-type="string" calcext:value-type="string">
            <text:p>bays29</text:p>
          </table:table-cell>
          <table:table-cell table:style-name="ce23" office:value-type="string" calcext:value-type="string">
            <text:p>berlin52</text:p>
          </table:table-cell>
          <table:table-cell table:style-name="ce19" office:value-type="string" calcext:value-type="string">
            <text:p>brazil58</text:p>
          </table:table-cell>
          <table:table-cell table:style-name="ce19" office:value-type="string" calcext:value-type="string">
            <text:p>burma14</text:p>
          </table:table-cell>
          <table:table-cell table:style-name="ce19" office:value-type="string" calcext:value-type="string">
            <text:p>dantzig42</text:p>
          </table:table-cell>
          <table:table-cell table:style-name="ce19" office:value-type="string" calcext:value-type="string">
            <text:p>eil51</text:p>
          </table:table-cell>
          <table:table-cell table:style-name="ce19" office:value-type="string" calcext:value-type="string">
            <text:p>eil76</text:p>
          </table:table-cell>
          <table:table-cell table:style-name="ce23" office:value-type="string" calcext:value-type="string">
            <text:p>fri26</text:p>
          </table:table-cell>
          <table:table-cell table:style-name="ce19" office:value-type="string" calcext:value-type="string">
            <text:p>gr17</text:p>
          </table:table-cell>
          <table:table-cell table:style-name="ce19" office:value-type="string" calcext:value-type="string">
            <text:p>gr21</text:p>
          </table:table-cell>
          <table:table-cell table:style-name="ce23" office:value-type="string" calcext:value-type="string">
            <text:p>gr24</text:p>
          </table:table-cell>
          <table:table-cell table:style-name="ce19" office:value-type="string" calcext:value-type="string">
            <text:p>gr48</text:p>
          </table:table-cell>
          <table:table-cell table:style-name="ce19" office:value-type="string" calcext:value-type="string">
            <text:p>gr96</text:p>
          </table:table-cell>
          <table:table-cell table:style-name="ce19" office:value-type="string" calcext:value-type="string">
            <text:p>hk48</text:p>
          </table:table-cell>
          <table:table-cell table:style-name="ce19" office:value-type="string" calcext:value-type="string">
            <text:p>pr76</text:p>
          </table:table-cell>
          <table:table-cell table:style-name="ce19" office:value-type="string" calcext:value-type="string">
            <text:p>rat99</text:p>
          </table:table-cell>
          <table:table-cell table:style-name="ce19" office:value-type="string" calcext:value-type="string">
            <text:p>st70</text:p>
          </table:table-cell>
          <table:table-cell table:style-name="ce19" office:value-type="string" calcext:value-type="string">
            <text:p>swiss42</text:p>
          </table:table-cell>
          <table:table-cell table:style-name="ce23" office:value-type="string" calcext:value-type="string">
            <text:p>ulysses16</text:p>
          </table:table-cell>
          <table:table-cell table:style-name="ce23" office:value-type="string" calcext:value-type="string">
            <text:p>ulysses22</text:p>
          </table:table-cell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19" office:value-type="float" office:value="10628" calcext:value-type="float">
            <text:p>10628</text:p>
          </table:table-cell>
          <table:table-cell table:style-name="ce19" office:value-type="float" office:value="1610" calcext:value-type="float">
            <text:p>1610</text:p>
          </table:table-cell>
          <table:table-cell table:style-name="ce19" office:value-type="float" office:value="2020" calcext:value-type="float">
            <text:p>2020</text:p>
          </table:table-cell>
          <table:table-cell table:style-name="ce23" office:value-type="float" office:value="7544.36590190409" calcext:value-type="float">
            <text:p>7544.36590190409</text:p>
          </table:table-cell>
          <table:table-cell table:style-name="ce19" table:number-columns-repeated="3"/>
          <table:table-cell table:style-name="ce19" office:value-type="float" office:value="429.983311983384" calcext:value-type="float">
            <text:p>429.983311983384</text:p>
          </table:table-cell>
          <table:table-cell table:style-name="ce19" office:value-type="float" office:value="545.387552468744" calcext:value-type="float">
            <text:p>545.387552468744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table:number-columns-repeated="2"/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46" calcext:value-type="float">
            <text:p>5046</text:p>
          </table:table-cell>
          <table:table-cell table:style-name="ce19" office:value-type="float" office:value="54691.0876739524" calcext:value-type="float">
            <text:p>54691.0876739524</text:p>
          </table:table-cell>
          <table:table-cell table:style-name="ce19"/>
          <table:table-cell table:style-name="ce19" office:value-type="float" office:value="108159.438274138" calcext:value-type="float">
            <text:p>108159.438274138</text:p>
          </table:table-cell>
          <table:table-cell table:style-name="ce19"/>
          <table:table-cell table:style-name="ce19" office:value-type="float" office:value="678.597452096625" calcext:value-type="float">
            <text:p>678.597452096625</text:p>
          </table:table-cell>
          <table:table-cell table:style-name="ce19"/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table:style-name="ce19" office:value-type="float" office:value="10721" calcext:value-type="float">
            <text:p>10721</text:p>
          </table:table-cell>
          <table:table-cell table:style-name="ce19" office:value-type="float" office:value="1628" calcext:value-type="float">
            <text:p>1628</text:p>
          </table:table-cell>
          <table:table-cell table:style-name="ce19" office:value-type="float" office:value="2028" calcext:value-type="float">
            <text:p>2028</text:p>
          </table:table-cell>
          <table:table-cell table:style-name="ce125" office:value-type="float" office:value="7544.36590190409" calcext:value-type="float">
            <text:p>7544.36590190409</text:p>
          </table:table-cell>
          <table:table-cell table:style-name="ce19" office:value-type="float" office:value="25664" calcext:value-type="float">
            <text:p>25664</text:p>
          </table:table-cell>
          <table:table-cell table:style-name="ce19" office:value-type="float" office:value="3330.60801545017" calcext:value-type="float">
            <text:p>3330.60801545017</text:p>
          </table:table-cell>
          <table:table-cell table:style-name="ce19" office:value-type="float" office:value="709" calcext:value-type="float">
            <text:p>709</text:p>
          </table:table-cell>
          <table:table-cell table:style-name="ce19" office:value-type="float" office:value="431.220729675664" calcext:value-type="float">
            <text:p>431.220729675664</text:p>
          </table:table-cell>
          <table:table-cell table:style-name="ce19" office:value-type="float" office:value="566.502808118878" calcext:value-type="float">
            <text:p>566.502808118878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office:value-type="float" office:value="2085" calcext:value-type="float">
            <text:p>2085</text:p>
          </table:table-cell>
          <table:table-cell table:style-name="ce19" office:value-type="float" office:value="2707" calcext:value-type="float">
            <text:p>2707</text:p>
          </table:table-cell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88" calcext:value-type="float">
            <text:p>5088</text:p>
          </table:table-cell>
          <table:table-cell table:style-name="ce19" office:value-type="float" office:value="55976.3875510599" calcext:value-type="float">
            <text:p>55976.3875510599</text:p>
          </table:table-cell>
          <table:table-cell table:style-name="ce19" office:value-type="float" office:value="11474" calcext:value-type="float">
            <text:p>11474</text:p>
          </table:table-cell>
          <table:table-cell table:style-name="ce19" office:value-type="float" office:value="109206.651778109" calcext:value-type="float">
            <text:p>109206.651778109</text:p>
          </table:table-cell>
          <table:table-cell table:style-name="ce19" office:value-type="float" office:value="1250.82567025409" calcext:value-type="float">
            <text:p>1250.82567025409</text:p>
          </table:table-cell>
          <table:table-cell table:style-name="ce19" office:value-type="float" office:value="689.113713781863" calcext:value-type="float">
            <text:p>689.113713781863</text:p>
          </table:table-cell>
          <table:table-cell table:style-name="ce19" office:value-type="float" office:value="1273" calcext:value-type="float">
            <text:p>1273</text:p>
          </table:table-cell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3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7"/>
          <table:table-cell table:style-name="ce23" table:number-columns-repeated="2"/>
          <table:table-cell table:style-name="ce131" table:number-columns-repeated="33"/>
          <table:table-cell table:number-columns-repeated="6"/>
        </table:table-row>
        <table:table-row table:style-name="ro6">
          <table:table-cell table:style-name="ce7" table:number-columns-repeated="3"/>
          <table:table-cell table:style-name="ce20" office:value-type="string" calcext:value-type="string" table:number-columns-spanned="22" table:number-rows-spanned="1">
            <text:p>Absolute values</text:p>
          </table:table-cell>
          <table:covered-table-cell table:number-columns-repeated="2" table:style-name="ce7"/>
          <table:covered-table-cell table:style-name="ce119"/>
          <table:covered-table-cell table:number-columns-repeated="5" table:style-name="ce7"/>
          <table:covered-table-cell table:style-name="ce119"/>
          <table:covered-table-cell table:number-columns-repeated="2" table:style-name="ce7"/>
          <table:covered-table-cell table:style-name="ce119"/>
          <table:covered-table-cell table:number-columns-repeated="7" table:style-name="ce7"/>
          <table:covered-table-cell table:number-columns-repeated="2" table:style-name="ce119"/>
          <table:table-cell table:style-name="ce61" table:number-columns-repeated="3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29.569916567072" calcext:value-type="float">
            <text:p>429.569916567072</text:p>
          </table:table-cell>
          <table:table-cell office:value-type="float" office:value="559.199851590152" calcext:value-type="float">
            <text:p>559.199851590152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345.7461288175" calcext:value-type="float">
            <text:p>55345.7461288175</text:p>
          </table:table-cell>
          <table:table-cell office:value-type="float" office:value="11464" calcext:value-type="float">
            <text:p>11464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4.02165559449" calcext:value-type="float">
            <text:p>1234.02165559449</text:p>
          </table:table-cell>
          <table:table-cell office:value-type="float" office:value="686.235531229002" calcext:value-type="float">
            <text:p>686.235531229002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8.987378505563" calcext:value-type="float">
            <text:p>558.987378505563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668.0467812519" calcext:value-type="float">
            <text:p>55668.0467812519</text:p>
          </table:table-cell>
          <table:table-cell office:value-type="float" office:value="11464" calcext:value-type="float">
            <text:p>11464</text:p>
          </table:table-cell>
          <table:table-cell office:value-type="float" office:value="108207.79694215" calcext:value-type="float">
            <text:p>108207.79694215</text:p>
          </table:table-cell>
          <table:table-cell office:value-type="float" office:value="1234.37836819516" calcext:value-type="float">
            <text:p>1234.37836819516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number-columns-repeated="2"/>
          <table:table-cell office:value-type="float" office:value="10690" calcext:value-type="float">
            <text:p>10690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29.402438734056" calcext:value-type="float">
            <text:p>429.402438734056</text:p>
          </table:table-cell>
          <table:table-cell office:value-type="float" office:value="554.724338758477" calcext:value-type="float">
            <text:p>554.724338758477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605.4371634533" calcext:value-type="float">
            <text:p>55605.4371634533</text:p>
          </table:table-cell>
          <table:table-cell office:value-type="float" office:value="11461" calcext:value-type="float">
            <text:p>11461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5.23912613338" calcext:value-type="float">
            <text:p>1235.23912613338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61.219671808191" calcext:value-type="float">
            <text:p>561.219671808191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321.132391538" calcext:value-type="float">
            <text:p>55321.132391538</text:p>
          </table:table-cell>
          <table:table-cell office:value-type="float" office:value="11467" calcext:value-type="float">
            <text:p>11467</text:p>
          </table:table-cell>
          <table:table-cell office:value-type="float" office:value="108718.978800954" calcext:value-type="float">
            <text:p>108718.978800954</text:p>
          </table:table-cell>
          <table:table-cell office:value-type="float" office:value="1235.12169234384" calcext:value-type="float">
            <text:p>1235.12169234384</text:p>
          </table:table-cell>
          <table:table-cell office:value-type="float" office:value="683.126031706243" calcext:value-type="float">
            <text:p>683.1260317062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77.6666666667" calcext:value-type="float">
            <text:p>2547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5.666666666667" calcext:value-type="float">
            <text:p>705.666666666667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9.518844629044" calcext:value-type="float">
            <text:p>559.518844629044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5.66666666667" calcext:value-type="float">
            <text:p>5075.66666666667</text:p>
          </table:table-cell>
          <table:table-cell office:value-type="float" office:value="55353.0482778765" calcext:value-type="float">
            <text:p>55353.0482778765</text:p>
          </table:table-cell>
          <table:table-cell office:value-type="float" office:value="11467" calcext:value-type="float">
            <text:p>11467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5.23912613338" calcext:value-type="float">
            <text:p>1235.23912613338</text:p>
          </table:table-cell>
          <table:table-cell office:value-type="float" office:value="684.919474563508" calcext:value-type="float">
            <text:p>684.919474563508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29.149125005223" calcext:value-type="float">
            <text:p>429.149125005223</text:p>
          </table:table-cell>
          <table:table-cell office:value-type="float" office:value="561.020763313594" calcext:value-type="float">
            <text:p>561.020763313594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404.9409405115" calcext:value-type="float">
            <text:p>55404.9409405115</text:p>
          </table:table-cell>
          <table:table-cell office:value-type="float" office:value="11464" calcext:value-type="float">
            <text:p>11464</text:p>
          </table:table-cell>
          <table:table-cell office:value-type="float" office:value="108207.79694215" calcext:value-type="float">
            <text:p>108207.79694215</text:p>
          </table:table-cell>
          <table:table-cell office:value-type="float" office:value="1235.51454434771" calcext:value-type="float">
            <text:p>1235.51454434771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77.6666666667" calcext:value-type="float">
            <text:p>2547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29.402438734056" calcext:value-type="float">
            <text:p>429.402438734056</text:p>
          </table:table-cell>
          <table:table-cell office:value-type="float" office:value="554.41592661282" calcext:value-type="float">
            <text:p>554.41592661282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404.9409405115" calcext:value-type="float">
            <text:p>55404.9409405115</text:p>
          </table:table-cell>
          <table:table-cell office:value-type="float" office:value="11461" calcext:value-type="float">
            <text:p>11461</text:p>
          </table:table-cell>
          <table:table-cell office:value-type="float" office:value="108321.548964951" calcext:value-type="float">
            <text:p>108321.548964951</text:p>
          </table:table-cell>
          <table:table-cell office:value-type="float" office:value="1235.23912613338" calcext:value-type="float">
            <text:p>1235.23912613338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77.6666666667" calcext:value-type="float">
            <text:p>2547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29.149125005223" calcext:value-type="float">
            <text:p>429.149125005223</text:p>
          </table:table-cell>
          <table:table-cell office:value-type="float" office:value="555.040148323356" calcext:value-type="float">
            <text:p>555.040148323356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561.7125045155" calcext:value-type="float">
            <text:p>55561.7125045155</text:p>
          </table:table-cell>
          <table:table-cell office:value-type="float" office:value="11467" calcext:value-type="float">
            <text:p>11467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5.23912613338" calcext:value-type="float">
            <text:p>1235.23912613338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6.017154599278" calcext:value-type="float">
            <text:p>556.017154599278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452.9946009369" calcext:value-type="float">
            <text:p>55452.9946009369</text:p>
          </table:table-cell>
          <table:table-cell office:value-type="float" office:value="11461" calcext:value-type="float">
            <text:p>11461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4.37836819516" calcext:value-type="float">
            <text:p>1234.37836819516</text:p>
          </table:table-cell>
          <table:table-cell office:value-type="float" office:value="686.120095193542" calcext:value-type="float">
            <text:p>686.120095193542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4" calcext:value-type="float">
            <text:p>1614</text:p>
          </table:table-cell>
          <table:table-cell office:value-type="float" office:value="2022.66666666667" calcext:value-type="float">
            <text:p>2022.66666666667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7.333333333333" calcext:value-type="float">
            <text:p>707.333333333333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4.41592661282" calcext:value-type="float">
            <text:p>554.41592661282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404.9409405115" calcext:value-type="float">
            <text:p>55404.9409405115</text:p>
          </table:table-cell>
          <table:table-cell office:value-type="float" office:value="11464" calcext:value-type="float">
            <text:p>11464</text:p>
          </table:table-cell>
          <table:table-cell office:value-type="float" office:value="108361.888400487" calcext:value-type="float">
            <text:p>108361.888400487</text:p>
          </table:table-cell>
          <table:table-cell office:value-type="float" office:value="1235.23912613338" calcext:value-type="float">
            <text:p>1235.23912613338</text:p>
          </table:table-cell>
          <table:table-cell office:value-type="float" office:value="686.120095193542" calcext:value-type="float">
            <text:p>686.120095193542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2" calcext:value-type="float">
            <text:p>2022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5.040148323356" calcext:value-type="float">
            <text:p>555.040148323356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561.7125045155" calcext:value-type="float">
            <text:p>55561.7125045155</text:p>
          </table:table-cell>
          <table:table-cell office:value-type="float" office:value="11464" calcext:value-type="float">
            <text:p>11464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5.23912613338" calcext:value-type="float">
            <text:p>1235.23912613338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0.666666666667" calcext:value-type="float">
            <text:p>700.666666666667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6.017154599278" calcext:value-type="float">
            <text:p>556.017154599278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452.9946009369" calcext:value-type="float">
            <text:p>55452.9946009369</text:p>
          </table:table-cell>
          <table:table-cell office:value-type="float" office:value="11461" calcext:value-type="float">
            <text:p>11461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4.37836819516" calcext:value-type="float">
            <text:p>1234.37836819516</text:p>
          </table:table-cell>
          <table:table-cell office:value-type="float" office:value="686.120095193542" calcext:value-type="float">
            <text:p>686.120095193542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6">
          <table:table-cell table:style-name="ce7" table:number-columns-spanned="2" table:number-rows-spanned="1"/>
          <table:covered-table-cell table:style-name="ce15" table:formula="of:=SUM([.D19:.Y19])/22" office:value-type="float" office:value="0" calcext:value-type="float">
            <text:p>0</text:p>
          </table:covered-table-cell>
          <table:table-cell table:style-name="ce15"/>
          <table:table-cell table:style-name="ce20" office:value-type="string" calcext:value-type="string" table:number-columns-spanned="22" table:number-rows-spanned="1">
            <text:p>Relative difference of the fitness value in comparison with the best result of heuristics</text:p>
          </table:table-cell>
          <table:covered-table-cell table:number-columns-repeated="2" table:style-name="ce18"/>
          <table:covered-table-cell table:style-name="ce119"/>
          <table:covered-table-cell table:number-columns-repeated="5" table:style-name="ce18"/>
          <table:covered-table-cell table:style-name="ce119"/>
          <table:covered-table-cell table:number-columns-repeated="2" table:style-name="ce18"/>
          <table:covered-table-cell table:style-name="ce119"/>
          <table:covered-table-cell table:number-columns-repeated="7" table:style-name="ce18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formula="of:=SUM([.D20:.Y20])/8" office:value-type="float" office:value="0.00397995852043541" calcext:value-type="float">
            <text:p>0.003979958520435</text:p>
          </table:table-cell>
          <table:table-cell table:style-name="ce13" table:formula="of:=[.B20]" office:value-type="percentage" office:value="0.00397995852043541" calcext:value-type="percentage">
            <text:p>0.40%</text:p>
          </table:table-cell>
          <table:table-cell table:style-name="ce112" table:number-columns-repeated="4"/>
          <table:table-cell table:style-name="ce112" table:formula="of:=([.H4]-[.H7])/[.H4]" office:value-type="float" office:value="0.010481608478803" calcext:value-type="float">
            <text:p>0.010481608478803</text:p>
          </table:table-cell>
          <table:table-cell table:style-name="ce112" table:formula="of:=([.I4]-[.I7])/[.I4]" office:value-type="float" office:value="0" calcext:value-type="float">
            <text:p>0</text:p>
          </table:table-cell>
          <table:table-cell table:style-name="ce112" table:formula="of:=([.J4]-[.J7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7])/[.N4]" office:value-type="float" office:value="0" calcext:value-type="float">
            <text:p>0</text:p>
          </table:table-cell>
          <table:table-cell table:style-name="ce112" table:formula="of:=([.O4]-[.O7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7])/[.S4]" office:value-type="float" office:value="0.000871535645807914" calcext:value-type="float">
            <text:p>0.000871535645808</text:p>
          </table:table-cell>
          <table:table-cell table:style-name="ce112"/>
          <table:table-cell table:style-name="ce112" table:formula="of:=([.U4]-[.U7])/[.U4]" office:value-type="float" office:value="0.0134343378611573" calcext:value-type="float">
            <text:p>0.013434337861157</text:p>
          </table:table-cell>
          <table:table-cell table:style-name="ce112"/>
          <table:table-cell table:style-name="ce112" table:formula="of:=([.W4]-[.W7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formula="of:=SUM([.D21:.Y21])/8" office:value-type="float" office:value="0.00394431080697334" calcext:value-type="float">
            <text:p>0.003944310806973</text:p>
          </table:table-cell>
          <table:table-cell table:style-name="ce13" table:formula="of:=[.B21]" office:value-type="percentage" office:value="0.00394431080697334" calcext:value-type="percentage">
            <text:p>0.39%</text:p>
          </table:table-cell>
          <table:table-cell table:style-name="ce112" table:number-columns-repeated="4"/>
          <table:table-cell table:style-name="ce112" table:formula="of:=([.H4]-[.H8])/[.H4]" office:value-type="float" office:value="0.010481608478803" calcext:value-type="float">
            <text:p>0.010481608478803</text:p>
          </table:table-cell>
          <table:table-cell table:style-name="ce112" table:formula="of:=([.I4]-[.I8])/[.I4]" office:value-type="float" office:value="0" calcext:value-type="float">
            <text:p>0</text:p>
          </table:table-cell>
          <table:table-cell table:style-name="ce112" table:formula="of:=([.J4]-[.J8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8])/[.N4]" office:value-type="float" office:value="0" calcext:value-type="float">
            <text:p>0</text:p>
          </table:table-cell>
          <table:table-cell table:style-name="ce112" table:formula="of:=([.O4]-[.O8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8])/[.S4]" office:value-type="float" office:value="0.000871535645807914" calcext:value-type="float">
            <text:p>0.000871535645808</text:p>
          </table:table-cell>
          <table:table-cell table:style-name="ce112"/>
          <table:table-cell table:style-name="ce112" table:formula="of:=([.U4]-[.U8])/[.U4]" office:value-type="float" office:value="0.0131491561534608" calcext:value-type="float">
            <text:p>0.013149156153461</text:p>
          </table:table-cell>
          <table:table-cell table:style-name="ce112"/>
          <table:table-cell table:style-name="ce112" table:formula="of:=([.W4]-[.W8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formula="of:=SUM([.D22:.Y22])/8" office:value-type="float" office:value="0.00389097441851697" calcext:value-type="float">
            <text:p>0.003890974418517</text:p>
          </table:table-cell>
          <table:table-cell table:style-name="ce13" table:formula="of:=[.B22]" office:value-type="percentage" office:value="0.00389097441851697" calcext:value-type="percentage">
            <text:p>0.39%</text:p>
          </table:table-cell>
          <table:table-cell table:style-name="ce112" table:number-columns-repeated="4"/>
          <table:table-cell table:style-name="ce112" table:formula="of:=([.H4]-[.H9])/[.H4]" office:value-type="float" office:value="0.010481608478803" calcext:value-type="float">
            <text:p>0.010481608478803</text:p>
          </table:table-cell>
          <table:table-cell table:style-name="ce112" table:formula="of:=([.I4]-[.I9])/[.I4]" office:value-type="float" office:value="0" calcext:value-type="float">
            <text:p>0</text:p>
          </table:table-cell>
          <table:table-cell table:style-name="ce112" table:formula="of:=([.J4]-[.J9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9])/[.N4]" office:value-type="float" office:value="0" calcext:value-type="float">
            <text:p>0</text:p>
          </table:table-cell>
          <table:table-cell table:style-name="ce112" table:formula="of:=([.O4]-[.O9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9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9])/[.U4]" office:value-type="float" office:value="0.0124610043520674" calcext:value-type="float">
            <text:p>0.012461004352067</text:p>
          </table:table-cell>
          <table:table-cell table:style-name="ce112"/>
          <table:table-cell table:style-name="ce112" table:formula="of:=([.W4]-[.W9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formula="of:=SUM([.D23:.Y23])/8" office:value-type="float" office:value="0.00383734487222809" calcext:value-type="float">
            <text:p>0.003837344872228</text:p>
          </table:table-cell>
          <table:table-cell table:style-name="ce13" table:formula="of:=[.B23]" office:value-type="percentage" office:value="0.00383734487222809" calcext:value-type="percentage">
            <text:p>0.38%</text:p>
          </table:table-cell>
          <table:table-cell table:style-name="ce112" table:number-columns-repeated="4"/>
          <table:table-cell table:style-name="ce112" table:formula="of:=([.H4]-[.H10])/[.H4]" office:value-type="float" office:value="0.010481608478803" calcext:value-type="float">
            <text:p>0.010481608478803</text:p>
          </table:table-cell>
          <table:table-cell table:style-name="ce112" table:formula="of:=([.I4]-[.I10])/[.I4]" office:value-type="float" office:value="0" calcext:value-type="float">
            <text:p>0</text:p>
          </table:table-cell>
          <table:table-cell table:style-name="ce112" table:formula="of:=([.J4]-[.J10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10])/[.N4]" office:value-type="float" office:value="0" calcext:value-type="float">
            <text:p>0</text:p>
          </table:table-cell>
          <table:table-cell table:style-name="ce112" table:formula="of:=([.O4]-[.O10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0])/[.S4]" office:value-type="float" office:value="0.00061007495206554" calcext:value-type="float">
            <text:p>0.000610074952066</text:p>
          </table:table-cell>
          <table:table-cell table:style-name="ce112"/>
          <table:table-cell table:style-name="ce112" table:formula="of:=([.U4]-[.U10])/[.U4]" office:value-type="float" office:value="0.0125548893692411" calcext:value-type="float">
            <text:p>0.012554889369241</text:p>
          </table:table-cell>
          <table:table-cell table:style-name="ce112"/>
          <table:table-cell table:style-name="ce112" table:formula="of:=([.W4]-[.W10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formula="of:=SUM([.D24:.Y24])/8" office:value-type="float" office:value="0.00312912891909803" calcext:value-type="float">
            <text:p>0.003129128919098</text:p>
          </table:table-cell>
          <table:table-cell table:style-name="ce13" table:formula="of:=[.B24]" office:value-type="percentage" office:value="0.00312912891909803" calcext:value-type="percentage">
            <text:p>0.31%</text:p>
          </table:table-cell>
          <table:table-cell table:style-name="ce112" table:number-columns-repeated="4"/>
          <table:table-cell table:style-name="ce112" table:formula="of:=([.H4]-[.H11])/[.H4]" office:value-type="float" office:value="0.00726049459684118" calcext:value-type="float">
            <text:p>0.007260494596841</text:p>
          </table:table-cell>
          <table:table-cell table:style-name="ce112" table:formula="of:=([.I4]-[.I11])/[.I4]" office:value-type="float" office:value="0" calcext:value-type="float">
            <text:p>0</text:p>
          </table:table-cell>
          <table:table-cell table:style-name="ce112" table:formula="of:=([.J4]-[.J11])/[.J4]" office:value-type="float" office:value="0.00470145745181011" calcext:value-type="float">
            <text:p>0.00470145745181</text:p>
          </table:table-cell>
          <table:table-cell table:style-name="ce112" table:number-columns-repeated="3"/>
          <table:table-cell table:style-name="ce112" table:formula="of:=([.N4]-[.N11])/[.N4]" office:value-type="float" office:value="0" calcext:value-type="float">
            <text:p>0</text:p>
          </table:table-cell>
          <table:table-cell table:style-name="ce112" table:formula="of:=([.O4]-[.O11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1])/[.S4]" office:value-type="float" office:value="0.00061007495206554" calcext:value-type="float">
            <text:p>0.000610074952066</text:p>
          </table:table-cell>
          <table:table-cell table:style-name="ce112"/>
          <table:table-cell table:style-name="ce112" table:formula="of:=([.U4]-[.U11])/[.U4]" office:value-type="float" office:value="0.0124610043520674" calcext:value-type="float">
            <text:p>0.012461004352067</text:p>
          </table:table-cell>
          <table:table-cell table:style-name="ce112"/>
          <table:table-cell table:style-name="ce112" table:formula="of:=([.W4]-[.W11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formula="of:=SUM([.D25:.Y25])/8" office:value-type="float" office:value="0.00383076819072751" calcext:value-type="float">
            <text:p>0.003830768190728</text:p>
          </table:table-cell>
          <table:table-cell table:style-name="ce13" table:formula="of:=[.B25]" office:value-type="percentage" office:value="0.00383076819072751" calcext:value-type="percentage">
            <text:p>0.38%</text:p>
          </table:table-cell>
          <table:table-cell table:style-name="ce112" table:number-columns-repeated="4"/>
          <table:table-cell table:style-name="ce112" table:formula="of:=([.H4]-[.H12])/[.H4]" office:value-type="float" office:value="0.010481608478803" calcext:value-type="float">
            <text:p>0.010481608478803</text:p>
          </table:table-cell>
          <table:table-cell table:style-name="ce112" table:formula="of:=([.I4]-[.I12])/[.I4]" office:value-type="float" office:value="0" calcext:value-type="float">
            <text:p>0</text:p>
          </table:table-cell>
          <table:table-cell table:style-name="ce112" table:formula="of:=([.J4]-[.J12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12])/[.N4]" office:value-type="float" office:value="0" calcext:value-type="float">
            <text:p>0</text:p>
          </table:table-cell>
          <table:table-cell table:style-name="ce112" table:formula="of:=([.O4]-[.O12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2])/[.S4]" office:value-type="float" office:value="0.000871535645807914" calcext:value-type="float">
            <text:p>0.000871535645808</text:p>
          </table:table-cell>
          <table:table-cell table:style-name="ce112"/>
          <table:table-cell table:style-name="ce112" table:formula="of:=([.U4]-[.U12])/[.U4]" office:value-type="float" office:value="0.0122408152234941" calcext:value-type="float">
            <text:p>0.012240815223494</text:p>
          </table:table-cell>
          <table:table-cell table:style-name="ce112"/>
          <table:table-cell table:style-name="ce112" table:formula="of:=([.W4]-[.W12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formula="of:=SUM([.D26:.Y26])/8" office:value-type="float" office:value="0.00348833518327177" calcext:value-type="float">
            <text:p>0.003488335183272</text:p>
          </table:table-cell>
          <table:table-cell table:style-name="ce13" table:formula="of:=[.B26]" office:value-type="percentage" office:value="0.00348833518327177" calcext:value-type="percentage">
            <text:p>0.35%</text:p>
          </table:table-cell>
          <table:table-cell table:style-name="ce112" table:number-columns-repeated="4"/>
          <table:table-cell table:style-name="ce112" table:formula="of:=([.H4]-[.H13])/[.H4]" office:value-type="float" office:value="0.00726049459684118" calcext:value-type="float">
            <text:p>0.007260494596841</text:p>
          </table:table-cell>
          <table:table-cell table:style-name="ce112" table:formula="of:=([.I4]-[.I13])/[.I4]" office:value-type="float" office:value="0" calcext:value-type="float">
            <text:p>0</text:p>
          </table:table-cell>
          <table:table-cell table:style-name="ce112" table:formula="of:=([.J4]-[.J13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13])/[.N4]" office:value-type="float" office:value="0" calcext:value-type="float">
            <text:p>0</text:p>
          </table:table-cell>
          <table:table-cell table:style-name="ce112" table:formula="of:=([.O4]-[.O13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3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13])/[.U4]" office:value-type="float" office:value="0.0124610043520676" calcext:value-type="float">
            <text:p>0.012461004352068</text:p>
          </table:table-cell>
          <table:table-cell table:style-name="ce112"/>
          <table:table-cell table:style-name="ce112" table:formula="of:=([.W4]-[.W13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formula="of:=SUM([.D27:.Y27])/8" office:value-type="float" office:value="0.00342297000983615" calcext:value-type="float">
            <text:p>0.003422970009836</text:p>
          </table:table-cell>
          <table:table-cell table:style-name="ce13" table:formula="of:=[.B27]" office:value-type="percentage" office:value="0.00342297000983615" calcext:value-type="percentage">
            <text:p>0.34%</text:p>
          </table:table-cell>
          <table:table-cell table:style-name="ce112" table:number-columns-repeated="4"/>
          <table:table-cell table:style-name="ce112" table:formula="of:=([.H4]-[.H14])/[.H4]" office:value-type="float" office:value="0.00726049459684118" calcext:value-type="float">
            <text:p>0.007260494596841</text:p>
          </table:table-cell>
          <table:table-cell table:style-name="ce112" table:formula="of:=([.I4]-[.I14])/[.I4]" office:value-type="float" office:value="0" calcext:value-type="float">
            <text:p>0</text:p>
          </table:table-cell>
          <table:table-cell table:style-name="ce112" table:formula="of:=([.J4]-[.J14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14])/[.N4]" office:value-type="float" office:value="0" calcext:value-type="float">
            <text:p>0</text:p>
          </table:table-cell>
          <table:table-cell table:style-name="ce112" table:formula="of:=([.O4]-[.O14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4])/[.S4]" office:value-type="float" office:value="0.00061007495206554" calcext:value-type="float">
            <text:p>0.000610074952066</text:p>
          </table:table-cell>
          <table:table-cell table:style-name="ce112"/>
          <table:table-cell table:style-name="ce112" table:formula="of:=([.U4]-[.U14])/[.U4]" office:value-type="float" office:value="0.0124610043520674" calcext:value-type="float">
            <text:p>0.012461004352067</text:p>
          </table:table-cell>
          <table:table-cell table:style-name="ce112"/>
          <table:table-cell table:style-name="ce112" table:formula="of:=([.W4]-[.W14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formula="of:=SUM([.D28:.Y28])/8" office:value-type="float" office:value="0.00397699339369112" calcext:value-type="float">
            <text:p>0.003976993393691</text:p>
          </table:table-cell>
          <table:table-cell table:style-name="ce13" table:formula="of:=[.B28]" office:value-type="percentage" office:value="0.00397699339369112" calcext:value-type="percentage">
            <text:p>0.40%</text:p>
          </table:table-cell>
          <table:table-cell table:style-name="ce112" table:number-columns-repeated="4"/>
          <table:table-cell table:style-name="ce112" table:formula="of:=([.H4]-[.H15])/[.H4]" office:value-type="float" office:value="0.010481608478803" calcext:value-type="float">
            <text:p>0.010481608478803</text:p>
          </table:table-cell>
          <table:table-cell table:style-name="ce112" table:formula="of:=([.I4]-[.I15])/[.I4]" office:value-type="float" office:value="0" calcext:value-type="float">
            <text:p>0</text:p>
          </table:table-cell>
          <table:table-cell table:style-name="ce112" table:formula="of:=([.J4]-[.J15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15])/[.N4]" office:value-type="float" office:value="0" calcext:value-type="float">
            <text:p>0</text:p>
          </table:table-cell>
          <table:table-cell table:style-name="ce112" table:formula="of:=([.O4]-[.O15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5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15])/[.U4]" office:value-type="float" office:value="0.0131491561534606" calcext:value-type="float">
            <text:p>0.013149156153461</text:p>
          </table:table-cell>
          <table:table-cell table:style-name="ce112"/>
          <table:table-cell table:style-name="ce112" table:formula="of:=([.W4]-[.W15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formula="of:=SUM([.D29:.Y29])/8" office:value-type="float" office:value="0.00327060965032293" calcext:value-type="float">
            <text:p>0.003270609650323</text:p>
          </table:table-cell>
          <table:table-cell table:style-name="ce13" table:formula="of:=[.B29]" office:value-type="percentage" office:value="0.00327060965032293" calcext:value-type="percentage">
            <text:p>0.33%</text:p>
          </table:table-cell>
          <table:table-cell table:style-name="ce112" table:number-columns-repeated="4"/>
          <table:table-cell table:style-name="ce112" table:formula="of:=([.H4]-[.H16])/[.H4]" office:value-type="float" office:value="0.010481608478803" calcext:value-type="float">
            <text:p>0.010481608478803</text:p>
          </table:table-cell>
          <table:table-cell table:style-name="ce112" table:formula="of:=([.I4]-[.I16])/[.I4]" office:value-type="float" office:value="0" calcext:value-type="float">
            <text:p>0</text:p>
          </table:table-cell>
          <table:table-cell table:style-name="ce112" table:formula="of:=([.J4]-[.J16])/[.J4]" office:value-type="float" office:value="0.00235072872590498" calcext:value-type="float">
            <text:p>0.002350728725905</text:p>
          </table:table-cell>
          <table:table-cell table:style-name="ce112" table:number-columns-repeated="3"/>
          <table:table-cell table:style-name="ce112" table:formula="of:=([.N4]-[.N16])/[.N4]" office:value-type="float" office:value="0" calcext:value-type="float">
            <text:p>0</text:p>
          </table:table-cell>
          <table:table-cell table:style-name="ce112" table:formula="of:=([.O4]-[.O16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6])/[.S4]" office:value-type="float" office:value="0.000871535645807914" calcext:value-type="float">
            <text:p>0.000871535645808</text:p>
          </table:table-cell>
          <table:table-cell table:style-name="ce112"/>
          <table:table-cell table:style-name="ce112" table:formula="of:=([.U4]-[.U16])/[.U4]" office:value-type="float" office:value="0.0124610043520676" calcext:value-type="float">
            <text:p>0.012461004352068</text:p>
          </table:table-cell>
          <table:table-cell table:style-name="ce112"/>
          <table:table-cell table:style-name="ce112" table:formula="of:=([.W4]-[.W16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formula="of:=SUM([.D30:.Y30])/8" office:value-type="float" office:value="0.00385829183179917" calcext:value-type="float">
            <text:p>0.003858291831799</text:p>
          </table:table-cell>
          <table:table-cell table:style-name="ce13" table:formula="of:=[.B30]" office:value-type="percentage" office:value="0.00385829183179917" calcext:value-type="percentage">
            <text:p>0.39%</text:p>
          </table:table-cell>
          <table:table-cell table:style-name="ce112" table:number-columns-repeated="4"/>
          <table:table-cell table:style-name="ce112" table:formula="of:=([.H4]-[.H17])/[.H4]" office:value-type="float" office:value="0.010481608478803" calcext:value-type="float">
            <text:p>0.010481608478803</text:p>
          </table:table-cell>
          <table:table-cell table:style-name="ce112" table:formula="of:=([.I4]-[.I17])/[.I4]" office:value-type="float" office:value="0" calcext:value-type="float">
            <text:p>0</text:p>
          </table:table-cell>
          <table:table-cell table:style-name="ce112" table:formula="of:=([.J4]-[.J17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17])/[.N4]" office:value-type="float" office:value="0" calcext:value-type="float">
            <text:p>0</text:p>
          </table:table-cell>
          <table:table-cell table:style-name="ce112" table:formula="of:=([.O4]-[.O17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7])/[.S4]" office:value-type="float" office:value="0.000871535645807914" calcext:value-type="float">
            <text:p>0.000871535645808</text:p>
          </table:table-cell>
          <table:table-cell table:style-name="ce112"/>
          <table:table-cell table:style-name="ce112" table:formula="of:=([.U4]-[.U17])/[.U4]" office:value-type="float" office:value="0.0124610043520674" calcext:value-type="float">
            <text:p>0.012461004352067</text:p>
          </table:table-cell>
          <table:table-cell table:style-name="ce112"/>
          <table:table-cell table:style-name="ce112" table:formula="of:=([.W4]-[.W17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formula="of:=SUM([.D31:.Y31])/8" office:value-type="float" office:value="0.00456467557516738" calcext:value-type="float">
            <text:p>0.004564675575167</text:p>
          </table:table-cell>
          <table:table-cell table:style-name="ce13" table:formula="of:=[.B31]" office:value-type="percentage" office:value="0.00456467557516738" calcext:value-type="percentage">
            <text:p>0.46%</text:p>
          </table:table-cell>
          <table:table-cell table:style-name="ce112" table:number-columns-repeated="4"/>
          <table:table-cell table:style-name="ce112" table:formula="of:=([.H4]-[.H18])/[.H4]" office:value-type="float" office:value="0.010481608478803" calcext:value-type="float">
            <text:p>0.010481608478803</text:p>
          </table:table-cell>
          <table:table-cell table:style-name="ce112" table:formula="of:=([.I4]-[.I18])/[.I4]" office:value-type="float" office:value="0" calcext:value-type="float">
            <text:p>0</text:p>
          </table:table-cell>
          <table:table-cell table:style-name="ce112" table:formula="of:=([.J4]-[.J18])/[.J4]" office:value-type="float" office:value="0.0117536436295252" calcext:value-type="float">
            <text:p>0.011753643629525</text:p>
          </table:table-cell>
          <table:table-cell table:style-name="ce112" table:number-columns-repeated="3"/>
          <table:table-cell table:style-name="ce112" table:formula="of:=([.N4]-[.N18])/[.N4]" office:value-type="float" office:value="0" calcext:value-type="float">
            <text:p>0</text:p>
          </table:table-cell>
          <table:table-cell table:style-name="ce112" table:formula="of:=([.O4]-[.O18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8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18])/[.U4]" office:value-type="float" office:value="0.0131491561534606" calcext:value-type="float">
            <text:p>0.013149156153461</text:p>
          </table:table-cell>
          <table:table-cell table:style-name="ce112"/>
          <table:table-cell table:style-name="ce112" table:formula="of:=([.W4]-[.W18])/[.W4]" office:value-type="float" office:value="0" calcext:value-type="float">
            <text:p>0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6">
          <table:table-cell table:style-name="ce7" table:number-columns-spanned="2" table:number-rows-spanned="1"/>
          <table:covered-table-cell table:style-name="ce15" table:formula="of:=SUM([.D32:.Y32])/22" office:value-type="float" office:value="0" calcext:value-type="float">
            <text:p>0</text:p>
          </table:covered-table-cell>
          <table:table-cell table:style-name="ce15"/>
          <table:table-cell table:style-name="ce20" office:value-type="string" calcext:value-type="string" table:number-columns-spanned="22" table:number-rows-spanned="1">
            <text:p>Relative difference of the fitness value in comparison with the optimal value if known</text:p>
          </table:table-cell>
          <table:covered-table-cell table:number-columns-repeated="2" table:style-name="ce18"/>
          <table:covered-table-cell table:style-name="ce119"/>
          <table:covered-table-cell table:number-columns-repeated="5" table:style-name="ce18"/>
          <table:covered-table-cell table:style-name="ce119"/>
          <table:covered-table-cell table:number-columns-repeated="2" table:style-name="ce18"/>
          <table:covered-table-cell table:style-name="ce119"/>
          <table:covered-table-cell table:number-columns-repeated="7" table:style-name="ce18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formula="of:=SUM([.D33:.Y33])/14" office:value-type="float" office:value="-0.0043534673823347" calcext:value-type="float">
            <text:p>-0.004353467382335</text:p>
          </table:table-cell>
          <table:table-cell table:style-name="ce13" table:formula="of:=[.B33]*(-1)" office:value-type="percentage" office:value="0.0043534673823347" calcext:value-type="percentage">
            <text:p>0.44%</text:p>
          </table:table-cell>
          <table:table-cell table:style-name="ce112" table:formula="of:=([.D3]-[.D7])/[.D3]" office:value-type="float" office:value="-0.00780955965374483" calcext:value-type="float">
            <text:p>-0.007809559653745</text:p>
          </table:table-cell>
          <table:table-cell table:style-name="ce112" table:formula="of:=([.E3]-[.E7])/[.E3]" office:value-type="float" office:value="0" calcext:value-type="float">
            <text:p>0</text:p>
          </table:table-cell>
          <table:table-cell table:style-name="ce112" table:formula="of:=([.F3]-[.F7])/[.F3]" office:value-type="float" office:value="0" calcext:value-type="float">
            <text:p>0</text:p>
          </table:table-cell>
          <table:table-cell table:style-name="ce112" table:formula="of:=([.G3]-[.G7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7])/[.K3]" office:value-type="float" office:value="0.000961422001251735" calcext:value-type="float">
            <text:p>0.000961422001252</text:p>
          </table:table-cell>
          <table:table-cell table:style-name="ce112" table:formula="of:=([.L3]-[.L7])/[.L3]" office:value-type="float" office:value="-0.0253256588986778" calcext:value-type="float">
            <text:p>-0.025325658898678</text:p>
          </table:table-cell>
          <table:table-cell table:style-name="ce112" table:formula="of:=([.M3]-[.M7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7])/[.P3]" office:value-type="float" office:value="0" calcext:value-type="float">
            <text:p>0</text:p>
          </table:table-cell>
          <table:table-cell table:style-name="ce112" table:formula="of:=([.Q3]-[.Q7])/[.Q3]" office:value-type="float" office:value="-0.00554894966309949" calcext:value-type="float">
            <text:p>-0.005548949663099</text:p>
          </table:table-cell>
          <table:table-cell table:style-name="ce112" table:formula="of:=([.R3]-[.R7])/[.R3]" office:value-type="float" office:value="-0.011970112182956" calcext:value-type="float">
            <text:p>-0.011970112182956</text:p>
          </table:table-cell>
          <table:table-cell table:style-name="ce112"/>
          <table:table-cell table:style-name="ce112" table:formula="of:=([.T3]-[.T7])/[.T3]" office:value-type="float" office:value="0" calcext:value-type="float">
            <text:p>0</text:p>
          </table:table-cell>
          <table:table-cell table:style-name="ce112"/>
          <table:table-cell table:style-name="ce112" table:formula="of:=([.V3]-[.V7])/[.V3]" office:value-type="float" office:value="-0.0112556849554593" calcext:value-type="float">
            <text:p>-0.011255684955459</text:p>
          </table:table-cell>
          <table:table-cell table:style-name="ce112"/>
          <table:table-cell table:style-name="ce112" table:formula="of:=([.X3]-[.X7])/[.X3]" office:value-type="float" office:value="0" calcext:value-type="float">
            <text:p>0</text:p>
          </table:table-cell>
          <table:table-cell table:style-name="ce112" table:formula="of:=([.Y3]-[.Y7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formula="of:=SUM([.D34:.Y34])/14" office:value-type="float" office:value="-0.00466566069865316" calcext:value-type="float">
            <text:p>-0.004665660698653</text:p>
          </table:table-cell>
          <table:table-cell table:style-name="ce13" table:formula="of:=[.B34]*(-1)" office:value-type="percentage" office:value="0.00466566069865316" calcext:value-type="percentage">
            <text:p>0.47%</text:p>
          </table:table-cell>
          <table:table-cell table:style-name="ce112" table:formula="of:=([.D3]-[.D8])/[.D3]" office:value-type="float" office:value="-0.00780955965374483" calcext:value-type="float">
            <text:p>-0.007809559653745</text:p>
          </table:table-cell>
          <table:table-cell table:style-name="ce112" table:formula="of:=([.E3]-[.E8])/[.E3]" office:value-type="float" office:value="0" calcext:value-type="float">
            <text:p>0</text:p>
          </table:table-cell>
          <table:table-cell table:style-name="ce112" table:formula="of:=([.F3]-[.F8])/[.F3]" office:value-type="float" office:value="0" calcext:value-type="float">
            <text:p>0</text:p>
          </table:table-cell>
          <table:table-cell table:style-name="ce112" table:formula="of:=([.G3]-[.G8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8])/[.K3]" office:value-type="float" office:value="0.00232954345729575" calcext:value-type="float">
            <text:p>0.002329543457296</text:p>
          </table:table-cell>
          <table:table-cell table:style-name="ce112" table:formula="of:=([.L3]-[.L8])/[.L3]" office:value-type="float" office:value="-0.0249360770616388" calcext:value-type="float">
            <text:p>-0.024936077061639</text:p>
          </table:table-cell>
          <table:table-cell table:style-name="ce112" table:formula="of:=([.M3]-[.M8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8])/[.P3]" office:value-type="float" office:value="0" calcext:value-type="float">
            <text:p>0</text:p>
          </table:table-cell>
          <table:table-cell table:style-name="ce112" table:formula="of:=([.Q3]-[.Q8])/[.Q3]" office:value-type="float" office:value="-0.00554894966309949" calcext:value-type="float">
            <text:p>-0.005548949663099</text:p>
          </table:table-cell>
          <table:table-cell table:style-name="ce112" table:formula="of:=([.R3]-[.R8])/[.R3]" office:value-type="float" office:value="-0.0178632232206411" calcext:value-type="float">
            <text:p>-0.017863223220641</text:p>
          </table:table-cell>
          <table:table-cell table:style-name="ce112"/>
          <table:table-cell table:style-name="ce112" table:formula="of:=([.T3]-[.T8])/[.T3]" office:value-type="float" office:value="-0.000447105391669905" calcext:value-type="float">
            <text:p>-0.00044710539167</text:p>
          </table:table-cell>
          <table:table-cell table:style-name="ce112"/>
          <table:table-cell table:style-name="ce112" table:formula="of:=([.V3]-[.V8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8])/[.X3]" office:value-type="float" office:value="0" calcext:value-type="float">
            <text:p>0</text:p>
          </table:table-cell>
          <table:table-cell table:style-name="ce112" table:formula="of:=([.Y3]-[.Y8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formula="of:=SUM([.D35:.Y35])/14" office:value-type="float" office:value="-0.00392239538088322" calcext:value-type="float">
            <text:p>-0.003922395380883</text:p>
          </table:table-cell>
          <table:table-cell table:style-name="ce13" table:formula="of:=[.B35]*(-1)" office:value-type="percentage" office:value="0.00392239538088322" calcext:value-type="percentage">
            <text:p>0.39%</text:p>
          </table:table-cell>
          <table:table-cell table:style-name="ce112" table:formula="of:=([.D3]-[.D9])/[.D3]" office:value-type="float" office:value="-0.00583364697026722" calcext:value-type="float">
            <text:p>-0.005833646970267</text:p>
          </table:table-cell>
          <table:table-cell table:style-name="ce112" table:formula="of:=([.E3]-[.E9])/[.E3]" office:value-type="float" office:value="0" calcext:value-type="float">
            <text:p>0</text:p>
          </table:table-cell>
          <table:table-cell table:style-name="ce112" table:formula="of:=([.F3]-[.F9])/[.F3]" office:value-type="float" office:value="0" calcext:value-type="float">
            <text:p>0</text:p>
          </table:table-cell>
          <table:table-cell table:style-name="ce112" table:formula="of:=([.G3]-[.G9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9])/[.K3]" office:value-type="float" office:value="0.00135092045002584" calcext:value-type="float">
            <text:p>0.001350920450026</text:p>
          </table:table-cell>
          <table:table-cell table:style-name="ce112" table:formula="of:=([.L3]-[.L9])/[.L3]" office:value-type="float" office:value="-0.0171195441617045" calcext:value-type="float">
            <text:p>-0.017119544161705</text:p>
          </table:table-cell>
          <table:table-cell table:style-name="ce112" table:formula="of:=([.M3]-[.M9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9])/[.P3]" office:value-type="float" office:value="0" calcext:value-type="float">
            <text:p>0</text:p>
          </table:table-cell>
          <table:table-cell table:style-name="ce112" table:formula="of:=([.Q3]-[.Q9])/[.Q3]" office:value-type="float" office:value="-0.00554894966309949" calcext:value-type="float">
            <text:p>-0.005548949663099</text:p>
          </table:table-cell>
          <table:table-cell table:style-name="ce112" table:formula="of:=([.R3]-[.R9])/[.R3]" office:value-type="float" office:value="-0.016718436739674" calcext:value-type="float">
            <text:p>-0.016718436739674</text:p>
          </table:table-cell>
          <table:table-cell table:style-name="ce112"/>
          <table:table-cell table:style-name="ce112" table:formula="of:=([.T3]-[.T9])/[.T3]" office:value-type="float" office:value="0" calcext:value-type="float">
            <text:p>0</text:p>
          </table:table-cell>
          <table:table-cell table:style-name="ce112"/>
          <table:table-cell table:style-name="ce112" table:formula="of:=([.V3]-[.V9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9])/[.X3]" office:value-type="float" office:value="0" calcext:value-type="float">
            <text:p>0</text:p>
          </table:table-cell>
          <table:table-cell table:style-name="ce112" table:formula="of:=([.Y3]-[.Y9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formula="of:=SUM([.D36:.Y36])/14" office:value-type="float" office:value="-0.00453034851441558" calcext:value-type="float">
            <text:p>-0.004530348514416</text:p>
          </table:table-cell>
          <table:table-cell table:style-name="ce13" table:formula="of:=[.B36]*(-1)" office:value-type="percentage" office:value="0.00453034851441558" calcext:value-type="percentage">
            <text:p>0.45%</text:p>
          </table:table-cell>
          <table:table-cell table:style-name="ce112" table:formula="of:=([.D3]-[.D10])/[.D3]" office:value-type="float" office:value="-0.00780955965374483" calcext:value-type="float">
            <text:p>-0.007809559653745</text:p>
          </table:table-cell>
          <table:table-cell table:style-name="ce112" table:formula="of:=([.E3]-[.E10])/[.E3]" office:value-type="float" office:value="0" calcext:value-type="float">
            <text:p>0</text:p>
          </table:table-cell>
          <table:table-cell table:style-name="ce112" table:formula="of:=([.F3]-[.F10])/[.F3]" office:value-type="float" office:value="0" calcext:value-type="float">
            <text:p>0</text:p>
          </table:table-cell>
          <table:table-cell table:style-name="ce112" table:formula="of:=([.G3]-[.G10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0])/[.K3]" office:value-type="float" office:value="0.00232954345729562" calcext:value-type="float">
            <text:p>0.002329543457296</text:p>
          </table:table-cell>
          <table:table-cell table:style-name="ce112" table:formula="of:=([.L3]-[.L10])/[.L3]" office:value-type="float" office:value="-0.029029117492288" calcext:value-type="float">
            <text:p>-0.029029117492288</text:p>
          </table:table-cell>
          <table:table-cell table:style-name="ce112" table:formula="of:=([.M3]-[.M10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0])/[.P3]" office:value-type="float" office:value="0" calcext:value-type="float">
            <text:p>0</text:p>
          </table:table-cell>
          <table:table-cell table:style-name="ce112" table:formula="of:=([.Q3]-[.Q10])/[.Q3]" office:value-type="float" office:value="-0.00554894966309949" calcext:value-type="float">
            <text:p>-0.005548949663099</text:p>
          </table:table-cell>
          <table:table-cell table:style-name="ce112" table:formula="of:=([.R3]-[.R10])/[.R3]" office:value-type="float" office:value="-0.0115200619402875" calcext:value-type="float">
            <text:p>-0.011520061940288</text:p>
          </table:table-cell>
          <table:table-cell table:style-name="ce112"/>
          <table:table-cell table:style-name="ce112" table:formula="of:=([.T3]-[.T10])/[.T3]" office:value-type="float" office:value="-0.00517329357238288" calcext:value-type="float">
            <text:p>-0.005173293572383</text:p>
          </table:table-cell>
          <table:table-cell table:style-name="ce112"/>
          <table:table-cell table:style-name="ce112" table:formula="of:=([.V3]-[.V10])/[.V3]" office:value-type="float" office:value="-0.00667344033731115" calcext:value-type="float">
            <text:p>-0.006673440337311</text:p>
          </table:table-cell>
          <table:table-cell table:style-name="ce112"/>
          <table:table-cell table:style-name="ce112" table:formula="of:=([.X3]-[.X10])/[.X3]" office:value-type="float" office:value="0" calcext:value-type="float">
            <text:p>0</text:p>
          </table:table-cell>
          <table:table-cell table:style-name="ce112" table:formula="of:=([.Y3]-[.Y10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formula="of:=SUM([.D37:.Y37])/14" office:value-type="float" office:value="-0.00419212483055023" calcext:value-type="float">
            <text:p>-0.00419212483055</text:p>
          </table:table-cell>
          <table:table-cell table:style-name="ce13" table:formula="of:=[.B37]*(-1)" office:value-type="percentage" office:value="0.00419212483055023" calcext:value-type="percentage">
            <text:p>0.42%</text:p>
          </table:table-cell>
          <table:table-cell table:style-name="ce112" table:formula="of:=([.D3]-[.D11])/[.D3]" office:value-type="float" office:value="-0.00780955965374483" calcext:value-type="float">
            <text:p>-0.007809559653745</text:p>
          </table:table-cell>
          <table:table-cell table:style-name="ce112" table:formula="of:=([.E3]-[.E11])/[.E3]" office:value-type="float" office:value="0" calcext:value-type="float">
            <text:p>0</text:p>
          </table:table-cell>
          <table:table-cell table:style-name="ce112" table:formula="of:=([.F3]-[.F11])/[.F3]" office:value-type="float" office:value="0" calcext:value-type="float">
            <text:p>0</text:p>
          </table:table-cell>
          <table:table-cell table:style-name="ce112" table:formula="of:=([.G3]-[.G11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1])/[.K3]" office:value-type="float" office:value="0.00232954345729562" calcext:value-type="float">
            <text:p>0.002329543457296</text:p>
          </table:table-cell>
          <table:table-cell table:style-name="ce112" table:formula="of:=([.L3]-[.L11])/[.L3]" office:value-type="float" office:value="-0.0259105513067416" calcext:value-type="float">
            <text:p>-0.025910551306742</text:p>
          </table:table-cell>
          <table:table-cell table:style-name="ce112" table:formula="of:=([.M3]-[.M11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1])/[.P3]" office:value-type="float" office:value="0" calcext:value-type="float">
            <text:p>0</text:p>
          </table:table-cell>
          <table:table-cell table:style-name="ce112" table:formula="of:=([.Q3]-[.Q11])/[.Q3]" office:value-type="float" office:value="-0.00587924428590309" calcext:value-type="float">
            <text:p>-0.005879244285903</text:p>
          </table:table-cell>
          <table:table-cell table:style-name="ce112" table:formula="of:=([.R3]-[.R11])/[.R3]" office:value-type="float" office:value="-0.0121036284352292" calcext:value-type="float">
            <text:p>-0.012103628435229</text:p>
          </table:table-cell>
          <table:table-cell table:style-name="ce112"/>
          <table:table-cell table:style-name="ce112" table:formula="of:=([.T3]-[.T11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1])/[.V3]" office:value-type="float" office:value="-0.00931630740338014" calcext:value-type="float">
            <text:p>-0.00931630740338</text:p>
          </table:table-cell>
          <table:table-cell table:style-name="ce112"/>
          <table:table-cell table:style-name="ce112" table:formula="of:=([.X3]-[.X11])/[.X3]" office:value-type="float" office:value="0" calcext:value-type="float">
            <text:p>0</text:p>
          </table:table-cell>
          <table:table-cell table:style-name="ce112" table:formula="of:=([.Y3]-[.Y11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formula="of:=SUM([.D38:.Y38])/14" office:value-type="float" office:value="-0.00461616540456353" calcext:value-type="float">
            <text:p>-0.004616165404564</text:p>
          </table:table-cell>
          <table:table-cell table:style-name="ce13" table:formula="of:=[.B38]*(-1)" office:value-type="percentage" office:value="0.00461616540456353" calcext:value-type="percentage">
            <text:p>0.46%</text:p>
          </table:table-cell>
          <table:table-cell table:style-name="ce112" table:formula="of:=([.D3]-[.D12])/[.D3]" office:value-type="float" office:value="-0.00780955965374483" calcext:value-type="float">
            <text:p>-0.007809559653745</text:p>
          </table:table-cell>
          <table:table-cell table:style-name="ce112" table:formula="of:=([.E3]-[.E12])/[.E3]" office:value-type="float" office:value="0" calcext:value-type="float">
            <text:p>0</text:p>
          </table:table-cell>
          <table:table-cell table:style-name="ce112" table:formula="of:=([.F3]-[.F12])/[.F3]" office:value-type="float" office:value="0" calcext:value-type="float">
            <text:p>0</text:p>
          </table:table-cell>
          <table:table-cell table:style-name="ce112" table:formula="of:=([.G3]-[.G12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2])/[.K3]" office:value-type="float" office:value="0.00194004500852178" calcext:value-type="float">
            <text:p>0.001940045008522</text:p>
          </table:table-cell>
          <table:table-cell table:style-name="ce112" table:formula="of:=([.L3]-[.L12])/[.L3]" office:value-type="float" office:value="-0.0286644071249609" calcext:value-type="float">
            <text:p>-0.028664407124961</text:p>
          </table:table-cell>
          <table:table-cell table:style-name="ce112" table:formula="of:=([.M3]-[.M12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2])/[.P3]" office:value-type="float" office:value="0" calcext:value-type="float">
            <text:p>0</text:p>
          </table:table-cell>
          <table:table-cell table:style-name="ce112" table:formula="of:=([.Q3]-[.Q12])/[.Q3]" office:value-type="float" office:value="-0.00554894966309949" calcext:value-type="float">
            <text:p>-0.005548949663099</text:p>
          </table:table-cell>
          <table:table-cell table:style-name="ce112" table:formula="of:=([.R3]-[.R12])/[.R3]" office:value-type="float" office:value="-0.0130524605912903" calcext:value-type="float">
            <text:p>-0.01305246059129</text:p>
          </table:table-cell>
          <table:table-cell table:style-name="ce112"/>
          <table:table-cell table:style-name="ce112" table:formula="of:=([.T3]-[.T12])/[.T3]" office:value-type="float" office:value="-0.000447105391669905" calcext:value-type="float">
            <text:p>-0.00044710539167</text:p>
          </table:table-cell>
          <table:table-cell table:style-name="ce112"/>
          <table:table-cell table:style-name="ce112" table:formula="of:=([.V3]-[.V12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12])/[.X3]" office:value-type="float" office:value="0" calcext:value-type="float">
            <text:p>0</text:p>
          </table:table-cell>
          <table:table-cell table:style-name="ce112" table:formula="of:=([.Y3]-[.Y12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formula="of:=SUM([.D39:.Y39])/14" office:value-type="float" office:value="-0.00386834231388412" calcext:value-type="float">
            <text:p>-0.003868342313884</text:p>
          </table:table-cell>
          <table:table-cell table:style-name="ce13" table:formula="of:=[.B39]*(-1)" office:value-type="percentage" office:value="0.00386834231388412" calcext:value-type="percentage">
            <text:p>0.39%</text:p>
          </table:table-cell>
          <table:table-cell table:style-name="ce112" table:formula="of:=([.D3]-[.D13])/[.D3]" office:value-type="float" office:value="-0.00780955965374483" calcext:value-type="float">
            <text:p>-0.007809559653745</text:p>
          </table:table-cell>
          <table:table-cell table:style-name="ce112" table:formula="of:=([.E3]-[.E13])/[.E3]" office:value-type="float" office:value="0" calcext:value-type="float">
            <text:p>0</text:p>
          </table:table-cell>
          <table:table-cell table:style-name="ce112" table:formula="of:=([.F3]-[.F13])/[.F3]" office:value-type="float" office:value="0" calcext:value-type="float">
            <text:p>0</text:p>
          </table:table-cell>
          <table:table-cell table:style-name="ce112" table:formula="of:=([.G3]-[.G13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3])/[.K3]" office:value-type="float" office:value="0.00135092045002557" calcext:value-type="float">
            <text:p>0.001350920450026</text:p>
          </table:table-cell>
          <table:table-cell table:style-name="ce112" table:formula="of:=([.L3]-[.L13])/[.L3]" office:value-type="float" office:value="-0.016554052440706" calcext:value-type="float">
            <text:p>-0.016554052440706</text:p>
          </table:table-cell>
          <table:table-cell table:style-name="ce112" table:formula="of:=([.M3]-[.M13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3])/[.P3]" office:value-type="float" office:value="0" calcext:value-type="float">
            <text:p>0</text:p>
          </table:table-cell>
          <table:table-cell table:style-name="ce112" table:formula="of:=([.Q3]-[.Q13])/[.Q3]" office:value-type="float" office:value="-0.00554894966309949" calcext:value-type="float">
            <text:p>-0.005548949663099</text:p>
          </table:table-cell>
          <table:table-cell table:style-name="ce112" table:formula="of:=([.R3]-[.R13])/[.R3]" office:value-type="float" office:value="-0.0130524605912903" calcext:value-type="float">
            <text:p>-0.01305246059129</text:p>
          </table:table-cell>
          <table:table-cell table:style-name="ce112"/>
          <table:table-cell table:style-name="ce112" table:formula="of:=([.T3]-[.T13])/[.T3]" office:value-type="float" office:value="-0.00149881224791676" calcext:value-type="float">
            <text:p>-0.001498812247917</text:p>
          </table:table-cell>
          <table:table-cell table:style-name="ce112"/>
          <table:table-cell table:style-name="ce112" table:formula="of:=([.V3]-[.V13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13])/[.X3]" office:value-type="float" office:value="0" calcext:value-type="float">
            <text:p>0</text:p>
          </table:table-cell>
          <table:table-cell table:style-name="ce112" table:formula="of:=([.Y3]-[.Y13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formula="of:=SUM([.D40:.Y40])/14" office:value-type="float" office:value="-0.00400570675768587" calcext:value-type="float">
            <text:p>-0.004005706757686</text:p>
          </table:table-cell>
          <table:table-cell table:style-name="ce13" table:formula="of:=[.B40]*(-1)" office:value-type="percentage" office:value="0.00400570675768587" calcext:value-type="percentage">
            <text:p>0.40%</text:p>
          </table:table-cell>
          <table:table-cell table:style-name="ce112" table:formula="of:=([.D3]-[.D14])/[.D3]" office:value-type="float" office:value="-0.00780955965374483" calcext:value-type="float">
            <text:p>-0.007809559653745</text:p>
          </table:table-cell>
          <table:table-cell table:style-name="ce112" table:formula="of:=([.E3]-[.E14])/[.E3]" office:value-type="float" office:value="0" calcext:value-type="float">
            <text:p>0</text:p>
          </table:table-cell>
          <table:table-cell table:style-name="ce112" table:formula="of:=([.F3]-[.F14])/[.F3]" office:value-type="float" office:value="0" calcext:value-type="float">
            <text:p>0</text:p>
          </table:table-cell>
          <table:table-cell table:style-name="ce112" table:formula="of:=([.G3]-[.G14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4])/[.K3]" office:value-type="float" office:value="0.00194004500852178" calcext:value-type="float">
            <text:p>0.001940045008522</text:p>
          </table:table-cell>
          <table:table-cell table:style-name="ce112" table:formula="of:=([.L3]-[.L14])/[.L3]" office:value-type="float" office:value="-0.0176985994838322" calcext:value-type="float">
            <text:p>-0.017698599483832</text:p>
          </table:table-cell>
          <table:table-cell table:style-name="ce112" table:formula="of:=([.M3]-[.M14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4])/[.P3]" office:value-type="float" office:value="0" calcext:value-type="float">
            <text:p>0</text:p>
          </table:table-cell>
          <table:table-cell table:style-name="ce112" table:formula="of:=([.Q3]-[.Q14])/[.Q3]" office:value-type="float" office:value="-0.00554894966309949" calcext:value-type="float">
            <text:p>-0.005548949663099</text:p>
          </table:table-cell>
          <table:table-cell table:style-name="ce112" table:formula="of:=([.R3]-[.R14])/[.R3]" office:value-type="float" office:value="-0.0159189525678017" calcext:value-type="float">
            <text:p>-0.015918952567802</text:p>
          </table:table-cell>
          <table:table-cell table:style-name="ce112"/>
          <table:table-cell table:style-name="ce112" table:formula="of:=([.T3]-[.T14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4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14])/[.X3]" office:value-type="float" office:value="0" calcext:value-type="float">
            <text:p>0</text:p>
          </table:table-cell>
          <table:table-cell table:style-name="ce112" table:formula="of:=([.Y3]-[.Y14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formula="of:=SUM([.D41:.Y41])/14" office:value-type="float" office:value="-0.00396683122910821" calcext:value-type="float">
            <text:p>-0.003966831229108</text:p>
          </table:table-cell>
          <table:table-cell table:style-name="ce13" table:formula="of:=[.B41]*(-1)" office:value-type="percentage" office:value="0.00396683122910821" calcext:value-type="percentage">
            <text:p>0.40%</text:p>
          </table:table-cell>
          <table:table-cell table:style-name="ce112" table:formula="of:=([.D3]-[.D15])/[.D3]" office:value-type="float" office:value="-0.00780955965374483" calcext:value-type="float">
            <text:p>-0.007809559653745</text:p>
          </table:table-cell>
          <table:table-cell table:style-name="ce112" table:formula="of:=([.E3]-[.E15])/[.E3]" office:value-type="float" office:value="0" calcext:value-type="float">
            <text:p>0</text:p>
          </table:table-cell>
          <table:table-cell table:style-name="ce112" table:formula="of:=([.F3]-[.F15])/[.F3]" office:value-type="float" office:value="0" calcext:value-type="float">
            <text:p>0</text:p>
          </table:table-cell>
          <table:table-cell table:style-name="ce112" table:formula="of:=([.G3]-[.G15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5])/[.K3]" office:value-type="float" office:value="0.00232954345729575" calcext:value-type="float">
            <text:p>0.002329543457296</text:p>
          </table:table-cell>
          <table:table-cell table:style-name="ce112" table:formula="of:=([.L3]-[.L15])/[.L3]" office:value-type="float" office:value="-0.019489997676731" calcext:value-type="float">
            <text:p>-0.019489997676731</text:p>
          </table:table-cell>
          <table:table-cell table:style-name="ce112" table:formula="of:=([.M3]-[.M15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5])/[.P3]" office:value-type="float" office:value="0" calcext:value-type="float">
            <text:p>0</text:p>
          </table:table-cell>
          <table:table-cell table:style-name="ce112" table:formula="of:=([.Q3]-[.Q15])/[.Q3]" office:value-type="float" office:value="-0.00554894966309949" calcext:value-type="float">
            <text:p>-0.005548949663099</text:p>
          </table:table-cell>
          <table:table-cell table:style-name="ce112" table:formula="of:=([.R3]-[.R15])/[.R3]" office:value-type="float" office:value="-0.0139310984547729" calcext:value-type="float">
            <text:p>-0.013931098454773</text:p>
          </table:table-cell>
          <table:table-cell table:style-name="ce112"/>
          <table:table-cell table:style-name="ce112" table:formula="of:=([.T3]-[.T15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5])/[.V3]" office:value-type="float" office:value="-0.0110855752164624" calcext:value-type="float">
            <text:p>-0.011085575216462</text:p>
          </table:table-cell>
          <table:table-cell table:style-name="ce112"/>
          <table:table-cell table:style-name="ce112" table:formula="of:=([.X3]-[.X15])/[.X3]" office:value-type="float" office:value="0" calcext:value-type="float">
            <text:p>0</text:p>
          </table:table-cell>
          <table:table-cell table:style-name="ce112" table:formula="of:=([.Y3]-[.Y15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formula="of:=SUM([.D42:.Y42])/14" office:value-type="float" office:value="-0.0040998166509524" calcext:value-type="float">
            <text:p>-0.004099816650952</text:p>
          </table:table-cell>
          <table:table-cell table:style-name="ce13" table:formula="of:=[.B42]*(-1)" office:value-type="percentage" office:value="0.0040998166509524" calcext:value-type="percentage">
            <text:p>0.41%</text:p>
          </table:table-cell>
          <table:table-cell table:style-name="ce112" table:formula="of:=([.D3]-[.D16])/[.D3]" office:value-type="float" office:value="-0.00780955965374483" calcext:value-type="float">
            <text:p>-0.007809559653745</text:p>
          </table:table-cell>
          <table:table-cell table:style-name="ce112" table:formula="of:=([.E3]-[.E16])/[.E3]" office:value-type="float" office:value="-0.00248447204968944" calcext:value-type="float">
            <text:p>-0.002484472049689</text:p>
          </table:table-cell>
          <table:table-cell table:style-name="ce112" table:formula="of:=([.F3]-[.F16])/[.F3]" office:value-type="float" office:value="-0.00132013201320136" calcext:value-type="float">
            <text:p>-0.001320132013201</text:p>
          </table:table-cell>
          <table:table-cell table:style-name="ce112" table:formula="of:=([.G3]-[.G16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6])/[.K3]" office:value-type="float" office:value="0.00232954345729562" calcext:value-type="float">
            <text:p>0.002329543457296</text:p>
          </table:table-cell>
          <table:table-cell table:style-name="ce112" table:formula="of:=([.L3]-[.L16])/[.L3]" office:value-type="float" office:value="-0.016554052440706" calcext:value-type="float">
            <text:p>-0.016554052440706</text:p>
          </table:table-cell>
          <table:table-cell table:style-name="ce112" table:formula="of:=([.M3]-[.M16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6])/[.P3]" office:value-type="float" office:value="0" calcext:value-type="float">
            <text:p>0</text:p>
          </table:table-cell>
          <table:table-cell table:style-name="ce112" table:formula="of:=([.Q3]-[.Q16])/[.Q3]" office:value-type="float" office:value="-0.00554894966309949" calcext:value-type="float">
            <text:p>-0.005548949663099</text:p>
          </table:table-cell>
          <table:table-cell table:style-name="ce112" table:formula="of:=([.R3]-[.R16])/[.R3]" office:value-type="float" office:value="-0.0130524605912903" calcext:value-type="float">
            <text:p>-0.01305246059129</text:p>
          </table:table-cell>
          <table:table-cell table:style-name="ce112"/>
          <table:table-cell table:style-name="ce112" table:formula="of:=([.T3]-[.T16])/[.T3]" office:value-type="float" office:value="-0.00187177494243537" calcext:value-type="float">
            <text:p>-0.001871774942435</text:p>
          </table:table-cell>
          <table:table-cell table:style-name="ce112"/>
          <table:table-cell table:style-name="ce112" table:formula="of:=([.V3]-[.V16])/[.V3]" office:value-type="float" office:value="-0.0110855752164624" calcext:value-type="float">
            <text:p>-0.011085575216462</text:p>
          </table:table-cell>
          <table:table-cell table:style-name="ce112"/>
          <table:table-cell table:style-name="ce112" table:formula="of:=([.X3]-[.X16])/[.X3]" office:value-type="float" office:value="0" calcext:value-type="float">
            <text:p>0</text:p>
          </table:table-cell>
          <table:table-cell table:style-name="ce112" table:formula="of:=([.Y3]-[.Y16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formula="of:=SUM([.D43:.Y43])/14" office:value-type="float" office:value="-0.00404860679776638" calcext:value-type="float">
            <text:p>-0.004048606797766</text:p>
          </table:table-cell>
          <table:table-cell table:style-name="ce13" table:formula="of:=[.B43]*(-1)" office:value-type="percentage" office:value="0.00404860679776638" calcext:value-type="percentage">
            <text:p>0.40%</text:p>
          </table:table-cell>
          <table:table-cell table:style-name="ce112" table:formula="of:=([.D3]-[.D17])/[.D3]" office:value-type="float" office:value="-0.00780955965374483" calcext:value-type="float">
            <text:p>-0.007809559653745</text:p>
          </table:table-cell>
          <table:table-cell table:style-name="ce112" table:formula="of:=([.E3]-[.E17])/[.E3]" office:value-type="float" office:value="0" calcext:value-type="float">
            <text:p>0</text:p>
          </table:table-cell>
          <table:table-cell table:style-name="ce112" table:formula="of:=([.F3]-[.F17])/[.F3]" office:value-type="float" office:value="-0.00099009900990099" calcext:value-type="float">
            <text:p>-0.000990099009901</text:p>
          </table:table-cell>
          <table:table-cell table:style-name="ce112" table:formula="of:=([.G3]-[.G17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7])/[.K3]" office:value-type="float" office:value="0.00232954345729562" calcext:value-type="float">
            <text:p>0.002329543457296</text:p>
          </table:table-cell>
          <table:table-cell table:style-name="ce112" table:formula="of:=([.L3]-[.L17])/[.L3]" office:value-type="float" office:value="-0.0176985994838322" calcext:value-type="float">
            <text:p>-0.017698599483832</text:p>
          </table:table-cell>
          <table:table-cell table:style-name="ce112" table:formula="of:=([.M3]-[.M17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7])/[.P3]" office:value-type="float" office:value="0" calcext:value-type="float">
            <text:p>0</text:p>
          </table:table-cell>
          <table:table-cell table:style-name="ce112" table:formula="of:=([.Q3]-[.Q17])/[.Q3]" office:value-type="float" office:value="-0.00554894966309949" calcext:value-type="float">
            <text:p>-0.005548949663099</text:p>
          </table:table-cell>
          <table:table-cell table:style-name="ce112" table:formula="of:=([.R3]-[.R17])/[.R3]" office:value-type="float" office:value="-0.0159189525678017" calcext:value-type="float">
            <text:p>-0.015918952567802</text:p>
          </table:table-cell>
          <table:table-cell table:style-name="ce112"/>
          <table:table-cell table:style-name="ce112" table:formula="of:=([.T3]-[.T17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7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17])/[.X3]" office:value-type="float" office:value="0" calcext:value-type="float">
            <text:p>0</text:p>
          </table:table-cell>
          <table:table-cell table:style-name="ce112" table:formula="of:=([.Y3]-[.Y17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formula="of:=SUM([.D44:.Y44])/14" office:value-type="float" office:value="-0.00396683122910822" calcext:value-type="float">
            <text:p>-0.003966831229108</text:p>
          </table:table-cell>
          <table:table-cell table:style-name="ce13" table:formula="of:=[.B44]*(-1)" office:value-type="percentage" office:value="0.00396683122910822" calcext:value-type="percentage">
            <text:p>0.40%</text:p>
          </table:table-cell>
          <table:table-cell table:style-name="ce112" table:formula="of:=([.D3]-[.D18])/[.D3]" office:value-type="float" office:value="-0.00780955965374483" calcext:value-type="float">
            <text:p>-0.007809559653745</text:p>
          </table:table-cell>
          <table:table-cell table:style-name="ce112" table:formula="of:=([.E3]-[.E18])/[.E3]" office:value-type="float" office:value="0" calcext:value-type="float">
            <text:p>0</text:p>
          </table:table-cell>
          <table:table-cell table:style-name="ce112" table:formula="of:=([.F3]-[.F18])/[.F3]" office:value-type="float" office:value="0" calcext:value-type="float">
            <text:p>0</text:p>
          </table:table-cell>
          <table:table-cell table:style-name="ce112" table:formula="of:=([.G3]-[.G18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8])/[.K3]" office:value-type="float" office:value="0.00232954345729562" calcext:value-type="float">
            <text:p>0.002329543457296</text:p>
          </table:table-cell>
          <table:table-cell table:style-name="ce112" table:formula="of:=([.L3]-[.L18])/[.L3]" office:value-type="float" office:value="-0.019489997676731" calcext:value-type="float">
            <text:p>-0.019489997676731</text:p>
          </table:table-cell>
          <table:table-cell table:style-name="ce112" table:formula="of:=([.M3]-[.M18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8])/[.P3]" office:value-type="float" office:value="0" calcext:value-type="float">
            <text:p>0</text:p>
          </table:table-cell>
          <table:table-cell table:style-name="ce112" table:formula="of:=([.Q3]-[.Q18])/[.Q3]" office:value-type="float" office:value="-0.00554894966309949" calcext:value-type="float">
            <text:p>-0.005548949663099</text:p>
          </table:table-cell>
          <table:table-cell table:style-name="ce112" table:formula="of:=([.R3]-[.R18])/[.R3]" office:value-type="float" office:value="-0.0139310984547729" calcext:value-type="float">
            <text:p>-0.013931098454773</text:p>
          </table:table-cell>
          <table:table-cell table:style-name="ce112"/>
          <table:table-cell table:style-name="ce112" table:formula="of:=([.T3]-[.T18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8])/[.V3]" office:value-type="float" office:value="-0.0110855752164624" calcext:value-type="float">
            <text:p>-0.011085575216462</text:p>
          </table:table-cell>
          <table:table-cell table:style-name="ce112"/>
          <table:table-cell table:style-name="ce112" table:formula="of:=([.X3]-[.X18])/[.X3]" office:value-type="float" office:value="0" calcext:value-type="float">
            <text:p>0</text:p>
          </table:table-cell>
          <table:table-cell table:style-name="ce112" table:formula="of:=([.Y3]-[.Y18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 table:number-rows-repeated="2">
          <table:table-cell table:style-name="ce6" table:number-columns-repeated="58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I()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2" table:formula="of:=[.C33]" office:value-type="percentage" office:value="0.0043534673823347" calcext:value-type="percentage">
            <text:p>0.44%</text:p>
          </table:table-cell>
          <table:table-cell table:style-name="ce12" table:formula="of:=[.C20]" office:value-type="percentage" office:value="0.00397995852043541" calcext:value-type="percentage">
            <text:p>0.40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2" table:formula="of:=[.C34]" office:value-type="percentage" office:value="0.00466566069865316" calcext:value-type="percentage">
            <text:p>0.47%</text:p>
          </table:table-cell>
          <table:table-cell table:style-name="ce12" table:formula="of:=[.C21]" office:value-type="percentage" office:value="0.00394431080697334" calcext:value-type="percentage">
            <text:p>0.39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2" table:formula="of:=[.C35]" office:value-type="percentage" office:value="0.00392239538088322" calcext:value-type="percentage">
            <text:p>0.39%</text:p>
          </table:table-cell>
          <table:table-cell table:style-name="ce12" table:formula="of:=[.C22]" office:value-type="percentage" office:value="0.00389097441851697" calcext:value-type="percentage">
            <text:p>0.39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2" table:formula="of:=[.C36]" office:value-type="percentage" office:value="0.00453034851441558" calcext:value-type="percentage">
            <text:p>0.45%</text:p>
          </table:table-cell>
          <table:table-cell table:style-name="ce12" table:formula="of:=[.C23]" office:value-type="percentage" office:value="0.00383734487222809" calcext:value-type="percentage">
            <text:p>0.38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2" table:formula="of:=[.C37]" office:value-type="percentage" office:value="0.00419212483055023" calcext:value-type="percentage">
            <text:p>0.42%</text:p>
          </table:table-cell>
          <table:table-cell table:style-name="ce12" table:formula="of:=[.C24]" office:value-type="percentage" office:value="0.00312912891909803" calcext:value-type="percentage">
            <text:p>0.31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2" table:formula="of:=[.C38]" office:value-type="percentage" office:value="0.00461616540456353" calcext:value-type="percentage">
            <text:p>0.46%</text:p>
          </table:table-cell>
          <table:table-cell table:style-name="ce12" table:formula="of:=[.C25]" office:value-type="percentage" office:value="0.00383076819072751" calcext:value-type="percentage">
            <text:p>0.38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2" table:formula="of:=[.C39]" office:value-type="percentage" office:value="0.00386834231388412" calcext:value-type="percentage">
            <text:p>0.39%</text:p>
          </table:table-cell>
          <table:table-cell table:style-name="ce12" table:formula="of:=[.C26]" office:value-type="percentage" office:value="0.00348833518327177" calcext:value-type="percentage">
            <text:p>0.35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2" table:formula="of:=[.C40]" office:value-type="percentage" office:value="0.00400570675768587" calcext:value-type="percentage">
            <text:p>0.40%</text:p>
          </table:table-cell>
          <table:table-cell table:style-name="ce12" table:formula="of:=[.C27]" office:value-type="percentage" office:value="0.00342297000983615" calcext:value-type="percentage">
            <text:p>0.34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41]" office:value-type="percentage" office:value="0.00396683122910821" calcext:value-type="percentage">
            <text:p>0.40%</text:p>
          </table:table-cell>
          <table:table-cell table:style-name="ce12" table:formula="of:=[.C28]" office:value-type="percentage" office:value="0.00397699339369112" calcext:value-type="percentage">
            <text:p>0.40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2" table:formula="of:=[.C42]" office:value-type="percentage" office:value="0.0040998166509524" calcext:value-type="percentage">
            <text:p>0.41%</text:p>
          </table:table-cell>
          <table:table-cell table:style-name="ce12" table:formula="of:=[.C29]" office:value-type="percentage" office:value="0.00327060965032293" calcext:value-type="percentage">
            <text:p>0.33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2" table:formula="of:=[.C43]" office:value-type="percentage" office:value="0.00404860679776638" calcext:value-type="percentage">
            <text:p>0.40%</text:p>
          </table:table-cell>
          <table:table-cell table:style-name="ce12" table:formula="of:=[.C30]" office:value-type="percentage" office:value="0.00385829183179917" calcext:value-type="percentage">
            <text:p>0.39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44]" office:value-type="percentage" office:value="0.00396683122910822" calcext:value-type="percentage">
            <text:p>0.40%</text:p>
          </table:table-cell>
          <table:table-cell table:style-name="ce12" table:formula="of:=[.C31]" office:value-type="percentage" office:value="0.00456467557516738" calcext:value-type="percentage">
            <text:p>0.46%</text:p>
          </table:table-cell>
          <table:table-cell table:style-name="ce6" table:number-columns-repeated="55"/>
          <table:table-cell table:number-columns-repeated="6"/>
        </table:table-row>
        <table:table-row table:style-name="ro5" table:number-rows-repeated="11">
          <table:table-cell table:style-name="ce6" table:number-columns-repeated="58"/>
          <table:table-cell table:number-columns-repeated="6"/>
        </table:table-row>
        <table:table-row table:style-name="ro5" table:number-rows-repeated="104850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2" table:style-name="ta1">
        <table:table-column table:style-name="co19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5"/>
        </table:table-row>
        <table:table-row table:style-name="ro5">
          <table:table-cell table:number-columns-repeated="4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1:05:01.618308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2T11:06:26.628787468</dc:date>
    <meta:editing-duration>P2DT11H31M50S</meta:editing-duration>
    <meta:editing-cycles>92</meta:editing-cycles>
    <meta:generator>LibreOffice/6.4.2.2$MacOSX_X86_64 LibreOffice_project/4e471d8c02c9c90f512f7f9ead8875b57fcb1ec3</meta:generator>
    <meta:document-statistic meta:table-count="2" meta:cell-count="718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bb6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B59" chart:data-source-has-labels="column" svg:x="2.077cm" svg:y="0.345cm" svg:width="18.635cm" svg:height="14.98cm">
          <chartooo:coordinate-region svg:x="3.777cm" svg:y="0.646cm" svg:width="16.935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9cm" chart:style-name="ch6">
              <text:p>E(opt)</text:p>
            </chart:title>
            <chart:grid chart:style-name="ch7" chart:class="major"/>
          </chart:axis>
          <chart:series chart:style-name="ch8" chart:values-cell-range-address="RESULTS.B48:RESULTS.B59" chart:class="chart:bar">
            <chart:data-point chart:style-name="ch9" chart:repeated="6"/>
            <chart:data-point chart:style-name="ch10" chart:repeated="2"/>
            <chart:data-point chart:style-name="ch11"/>
            <chart:data-point chart:style-name="ch10"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043534673823347">
                <text:p>0.0043534673823347</text:p>
                <draw:g>
                  <svg:desc>RESULTS.B48:RESULTS.B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0466566069865316">
                <text:p>0.00466566069865316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0392239538088322">
                <text:p>0.00392239538088322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0453034851441558">
                <text:p>0.00453034851441558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0419212483055023">
                <text:p>0.00419212483055023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0461616540456353">
                <text:p>0.00461616540456353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0386834231388412">
                <text:p>0.00386834231388412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0400570675768587">
                <text:p>0.00400570675768587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0396683122910821">
                <text:p>0.00396683122910821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040998166509524">
                <text:p>0.0040998166509524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0404860679776638">
                <text:p>0.00404860679776638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0396683122910822">
                <text:p>0.003966831229108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chart:axis-label-position="outside-start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  <style:graphic-properties draw:fill-color="#ffe99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A59 RESULTS.C48:RESULTS.C59" chart:data-source-has-labels="column" svg:x="2.077cm" svg:y="0.345cm" svg:width="18.635cm" svg:height="14.98cm">
          <chartooo:coordinate-region svg:x="3.777cm" svg:y="0.646cm" svg:width="16.935cm" svg:height="10.76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7cm" chart:style-name="ch6">
              <text:p>I(h)</text:p>
            </chart:title>
            <chart:grid chart:style-name="ch7" chart:class="major"/>
          </chart:axis>
          <chart:series chart:style-name="ch8" chart:values-cell-range-address="RESULTS.C48:RESULTS.C59" chart:class="chart:bar">
            <chart:data-point chart:repeated="3"/>
            <chart:data-point chart:style-name="ch9"/>
            <chart:data-point chart:repeated="2"/>
            <chart:data-point chart:style-name="ch10"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0397995852043541">
                <text:p>0.00397995852043541</text:p>
                <draw:g>
                  <svg:desc>RESULTS.C48:RESULTS.C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0394431080697334">
                <text:p>0.00394431080697334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0389097441851697">
                <text:p>0.00389097441851697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0383734487222809">
                <text:p>0.00383734487222809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0312912891909803">
                <text:p>0.00312912891909803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0383076819072751">
                <text:p>0.00383076819072751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0348833518327177">
                <text:p>0.00348833518327177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0342297000983615">
                <text:p>0.00342297000983615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0397699339369112">
                <text:p>0.00397699339369112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0327060965032293">
                <text:p>0.00327060965032293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0385829183179917">
                <text:p>0.00385829183179917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0456467557516738">
                <text:p>0.004564675575167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